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style:font-name="Liberation Serif" fo:font-size="14pt" style:font-size-asian="14pt" style:font-size-complex="14pt"/>
    </style:style>
    <style:style style:name="P3" style:family="paragraph" style:parent-style-name="Text_20_body">
      <style:paragraph-properties style:writing-mode="lr-tb"/>
      <style:text-properties style:font-name="Liberation Serif" fo:font-size="14pt" officeooo:paragraph-rsid="0035afa2" style:font-size-asian="14pt" style:font-size-complex="14pt"/>
    </style:style>
    <style:style style:name="P4" style:family="paragraph" style:parent-style-name="Standard">
      <style:paragraph-properties fo:text-align="start" style:justify-single-word="false"/>
      <style:text-properties style:font-name="Liberation Serif" fo:font-size="14pt" fo:font-style="normal" style:text-underline-style="none" fo:font-weight="normal" officeooo:rsid="003badc4" officeooo:paragraph-rsid="003badc4" style:font-size-asian="14pt" style:font-style-asian="normal" style:font-weight-asian="normal" style:font-size-complex="14pt" style:font-style-complex="normal" style:font-weight-complex="normal"/>
    </style:style>
    <style:style style:name="P5" style:family="paragraph" style:parent-style-name="Text_20_body">
      <style:paragraph-properties fo:text-align="start" style:justify-single-word="false"/>
      <style:text-properties officeooo:paragraph-rsid="003d5265"/>
    </style:style>
    <style:style style:name="P6" style:family="paragraph" style:parent-style-name="Text_20_body">
      <style:paragraph-properties fo:text-align="start" style:justify-single-word="false"/>
      <style:text-properties style:font-name="Liberation Serif" fo:font-size="14pt" fo:font-style="normal" style:text-underline-style="none" fo:font-weight="normal" officeooo:paragraph-rsid="000dc198" style:font-size-asian="14pt" style:font-style-asian="normal" style:font-weight-asian="normal" style:font-size-complex="14pt" style:font-style-complex="normal" style:font-weight-complex="normal"/>
    </style:style>
    <style:style style:name="P7" style:family="paragraph" style:parent-style-name="Text_20_body">
      <style:paragraph-properties fo:text-align="start" style:justify-single-word="false"/>
      <style:text-properties style:font-name="Liberation Serif" fo:font-size="14pt" fo:font-style="normal" style:text-underline-style="none" fo:font-weight="normal" officeooo:rsid="003badc4" officeooo:paragraph-rsid="003badc4" style:font-size-asian="14pt" style:font-style-asian="normal" style:font-weight-asian="normal" style:font-size-complex="14pt" style:font-style-complex="normal" style:font-weight-complex="normal"/>
    </style:style>
    <style:style style:name="P8" style:family="paragraph" style:parent-style-name="Text_20_body">
      <style:paragraph-properties fo:text-align="start" style:justify-single-word="false"/>
      <style:text-properties style:font-name="Liberation Serif" fo:font-size="14pt" officeooo:paragraph-rsid="000dc198" style:font-size-asian="14pt" style:font-size-complex="14pt"/>
    </style:style>
    <style:style style:name="P9" style:family="paragraph" style:parent-style-name="Text_20_body">
      <style:paragraph-properties fo:text-align="start" style:justify-single-word="false"/>
      <style:text-properties style:font-name="Liberation Serif" fo:font-size="14pt" officeooo:paragraph-rsid="003badc4" style:font-size-asian="14pt" style:font-size-complex="14pt"/>
    </style:style>
    <style:style style:name="P10" style:family="paragraph" style:parent-style-name="Text_20_body">
      <style:paragraph-properties fo:text-align="start" style:justify-single-word="false"/>
      <style:text-properties style:font-name="Liberation Serif" fo:font-size="14pt" officeooo:paragraph-rsid="003d5265" style:font-size-asian="14pt" style:font-size-complex="14pt"/>
    </style:style>
    <style:style style:name="P11" style:family="paragraph" style:parent-style-name="Text_20_body">
      <style:paragraph-properties fo:margin-top="0in" fo:margin-bottom="0in" loext:contextual-spacing="false"/>
      <style:text-properties officeooo:paragraph-rsid="003d5265"/>
    </style:style>
    <style:style style:name="P12" style:family="paragraph" style:parent-style-name="Text_20_body">
      <style:paragraph-properties style:writing-mode="lr-tb"/>
      <style:text-properties style:font-name="Liberation Serif" fo:font-size="14pt" style:font-size-asian="14pt" style:font-size-complex="14pt"/>
    </style:style>
    <style:style style:name="P13" style:family="paragraph" style:parent-style-name="Text_20_body">
      <style:paragraph-properties fo:text-align="center" style:justify-single-word="false" style:writing-mode="lr-tb"/>
      <style:text-properties style:font-name="Liberation Serif" fo:font-size="14pt" style:font-size-asian="14pt" style:font-size-complex="14pt"/>
    </style:style>
    <style:style style:name="P14" style:family="paragraph" style:parent-style-name="Text_20_body">
      <style:paragraph-properties style:writing-mode="lr-tb"/>
      <style:text-properties style:font-name="Liberation Serif" fo:font-size="14pt" officeooo:paragraph-rsid="0035cefa" style:font-size-asian="14pt" style:font-size-complex="14pt"/>
    </style:style>
    <style:style style:name="P15" style:family="paragraph" style:parent-style-name="Text_20_body">
      <style:paragraph-properties style:writing-mode="lr-tb"/>
      <style:text-properties style:font-name="Liberation Serif" fo:font-size="14pt" officeooo:paragraph-rsid="0035aec4" style:font-size-asian="14pt" style:font-size-complex="14pt"/>
    </style:style>
    <style:style style:name="P16" style:family="paragraph" style:parent-style-name="Text_20_body">
      <style:paragraph-properties style:writing-mode="lr-tb"/>
      <style:text-properties style:font-name="Liberation Serif" fo:font-size="14pt" officeooo:rsid="0035cefa" officeooo:paragraph-rsid="0035cefa" style:font-size-asian="14pt" style:font-size-complex="14pt"/>
    </style:style>
    <style:style style:name="P17" style:family="paragraph" style:parent-style-name="Text_20_body">
      <style:paragraph-properties style:writing-mode="lr-tb"/>
      <style:text-properties style:font-name="Liberation Serif" fo:font-size="14pt" officeooo:rsid="0035d14f" officeooo:paragraph-rsid="0035d14f" style:font-size-asian="14pt" style:font-size-complex="14pt"/>
    </style:style>
    <style:style style:name="P18" style:family="paragraph" style:parent-style-name="Text_20_body">
      <style:paragraph-properties style:writing-mode="lr-tb"/>
      <style:text-properties style:font-name="Liberation Serif" fo:font-size="14pt" officeooo:paragraph-rsid="0035d14f" style:font-size-asian="14pt" style:font-size-complex="14pt"/>
    </style:style>
    <style:style style:name="T1" style:family="text">
      <style:text-properties style:font-name="Liberation Serif"/>
    </style:style>
    <style:style style:name="T2" style:family="text">
      <style:text-properties style:font-name="Liberation Serif" fo:font-size="14pt" style:font-size-asian="14pt" style:font-size-complex="14pt"/>
    </style:style>
    <style:style style:name="T3" style:family="text">
      <style:text-properties style:font-name="Liberation Serif" fo:font-size="14pt" fo:font-style="normal" style:text-underline-style="none" fo:font-weight="normal" officeooo:rsid="003badc4" style:font-size-asian="14pt" style:font-style-asian="normal" style:font-weight-asian="normal" style:font-size-complex="14pt" style:font-style-complex="normal" style:font-weight-complex="normal"/>
    </style:style>
    <style:style style:name="T4" style:family="text">
      <style:text-properties style:font-name="Liberation Serif" officeooo:rsid="0035afa2"/>
    </style:style>
    <style:style style:name="T5" style:family="text">
      <style:text-properties officeooo:rsid="0034f308"/>
    </style:style>
    <style:style style:name="T6" style:family="text">
      <style:text-properties officeooo:rsid="0035aec4"/>
    </style:style>
    <style:style style:name="T7" style:family="text">
      <style:text-properties officeooo:rsid="0035afa2"/>
    </style:style>
    <style:style style:name="T8" style:family="text">
      <style:text-properties fo:font-size="14pt" fo:font-style="normal" style:text-underline-style="none" fo:font-weight="normal" officeooo:rsid="003badc4" style:font-size-asian="14pt" style:font-style-asian="normal" style:font-weight-asian="normal" style:font-size-complex="14pt" style:font-style-complex="normal" style:font-weight-complex="normal"/>
    </style:style>
    <style:style style:name="T9" style:family="text">
      <style:text-properties fo:font-size="14pt" style:font-size-asian="14pt" style:font-size-complex="14pt"/>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34f308" style:font-style-asian="normal" style:font-weight-asian="normal" style:font-style-complex="normal" style:font-weight-complex="normal"/>
    </style:style>
    <style:style style:name="T12" style:family="text">
      <style:text-properties fo:font-style="normal" style:text-underline-style="none" fo:font-weight="normal" officeooo:rsid="003badc4" style:font-style-asian="normal" style:font-weight-asian="normal" style:font-style-complex="normal" style:font-weight-complex="normal"/>
    </style:style>
    <style:style style:name="T13" style:family="text">
      <style:text-properties fo:font-style="normal" style:text-underline-style="none" fo:font-weight="normal" officeooo:rsid="003badc4" style:font-size-asian="14pt" style:font-style-asian="normal" style:font-weight-asian="normal" style:font-size-complex="14pt" style:font-style-complex="normal" style:font-weight-complex="normal"/>
    </style:style>
    <style:style style:name="T14" style:family="text">
      <style:text-properties officeooo:rsid="0035d14f"/>
    </style:style>
    <style:style style:name="T15" style:family="text">
      <style:text-properties style:text-underline-style="none" officeooo:rsid="0035d14f"/>
    </style:style>
    <style:style style:name="T16" style:family="text">
      <style:text-properties fo:font-weight="normal"/>
    </style:style>
    <style:style style:name="T17" style:family="text">
      <style:text-properties officeooo:rsid="003d5265"/>
    </style:style>
    <style:style style:name="T18" style:family="text">
      <style:text-properties style:font-name="Liberation Serif"/>
    </style:style>
    <style:style style:name="T19" style:family="text">
      <style:text-properties style:font-name="Liberation Serif" officeooo:rsid="0035afa2"/>
    </style:style>
    <style:style style:name="T20" style:family="text">
      <style:text-properties style:font-name="Liberation Serif" fo:font-size="14pt" style:font-size-asian="14pt" style:font-size-complex="14pt"/>
    </style:style>
    <style:style style:name="T21" style:family="text">
      <style:text-properties style:font-name="Liberation Serif" fo:font-size="14pt" officeooo:rsid="003d5265" style:font-size-asian="14pt" style:font-size-complex="14pt"/>
    </style:style>
    <style:style style:name="T22" style:family="text">
      <style:text-properties style:font-name="Liberation Serif" officeooo:rsid="003d5265"/>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HECK LIST </text:p>
      <text:p text:style-name="P6">1. How to join tables in Magento 2?</text:p>
      <text:p text:style-name="P6"><text:span text:style-name="T5">-Step 1: S</text:span>etup a collection class.</text:p>
      <text:p text:style-name="P8"><text:span text:style-name="T10">-</text:span><text:span text:style-name="T11">Step 2: </text:span><text:span text:style-name="T10">we will place function that will join two of our tables and will give us the query to join. We will be injecting model in block class constructor to get the collection and will join it with another table in </text:span><text:span text:style-name="T11">JoinData</text:span><text:span text:style-name="T10"> function.</text:span></text:p>
      <text:p text:style-name="P2">2. How to filter by an attribute? Filter by a normal field ? Sort order ? Add more attribute / fields to collection ?</text:p>
      <text:p text:style-name="P14"><text:span text:style-name="T5">-F</text:span>ilter by an attribute using addAttributeToFilter method.</text:p>
      <text:p text:style-name="P14">- Filter by a normal field use: addFieldToFilter()</text:p>
      <text:p text:style-name="P15">-<text:span text:style-name="T6">F</text:span>ilter <text:span text:style-name="T6">with sort order using <text:s/>addOrder <text:s/>method.</text:span></text:p>
      <text:p text:style-name="P2">3. How to get data from request (get/post) in correct way in magento 2 ?</text:p>
      <text:p text:style-name="P2"><text:span text:style-name="Source_20_Text"><text:span text:style-name="T1">$this-&gt;getRequest()-&gt;getPost();</text:span></text:span></text:p>
      <text:p text:style-name="P3"><text:span text:style-name="Source_20_Text"><text:span text:style-name="T1">$this→getRequest()→getParam(parameter’</text:span></text:span><text:span text:style-name="Source_20_Text"><text:span text:style-name="T4">s name</text:span></text:span><text:span text:style-name="Source_20_Text"><text:span text:style-name="T1">);</text:span></text:span></text:p>
      <text:p text:style-name="P2">4. How to validate form data with JS (client side) and PHP (server side) in Magento 2?</text:p>
      <text:p text:style-name="P16">- step1: create a test form, the form is created as the attribute for validation.</text:p>
      <text:p text:style-name="P16">- step2: accept javascript validation, please run the below script:</text:p>
      <text:p text:style-name="P16"><text:tab/><text:tab/>&lt;script type="text/x-magento-init"&gt;</text:p>
      <text:p text:style-name="P16"><text:tab/><text:tab/> <text:s text:c="3"/>{</text:p>
      <text:p text:style-name="P16"><text:tab/><text:tab/><text:tab/>"#custom-form": {</text:p>
      <text:p text:style-name="P16"><text:tab/><text:tab/><text:tab/> <text:s text:c="3"/>"validation": {}</text:p>
      <text:p text:style-name="P16"><text:tab/><text:tab/><text:tab/>}</text:p>
      <text:p text:style-name="P16"><text:tab/><text:tab/> <text:s text:c="3"/>}</text:p>
      <text:p text:style-name="P16"><text:tab/><text:tab/>&lt;/script&gt;</text:p>
      <text:p text:style-name="P16"><text:tab/>or you can make that operation directly in .html like this:</text:p>
      <text:p text:style-name="P16"><text:tab/><text:tab/>&lt;form data-mage-init='{"validation": {}}' class="form" id="custom-form" method="post" autocomplete="off"&gt;</text:p>
      <text:p text:style-name="P16"><text:tab/><text:tab/>or</text:p>
      <text:p text:style-name="P16"><text:soft-page-break/></text:p>
      <text:p text:style-name="P16"><text:tab/><text:tab/>&lt;script type="text/javascript"&gt;</text:p>
      <text:p text:style-name="P16"><text:tab/><text:tab/>require([</text:p>
      <text:p text:style-name="P16"><text:tab/><text:tab/> <text:s text:c="3"/>'jquery',</text:p>
      <text:p text:style-name="P16"><text:tab/><text:tab/> <text:s text:c="3"/>'mage/mage'</text:p>
      <text:p text:style-name="P16"><text:tab/><text:tab/>], function($){</text:p>
      <text:p text:style-name="P16"><text:tab/><text:tab/> <text:s text:c="2"/>var dataForm = $('#custom-form');</text:p>
      <text:p text:style-name="P16"><text:tab/><text:tab/> <text:s text:c="2"/>dataForm.mage('validation', {});</text:p>
      <text:p text:style-name="P16"><text:tab/><text:tab/>});</text:p>
      <text:p text:style-name="P16"><text:tab/><text:tab/>&lt;/script&gt;</text:p>
      <text:p text:style-name="P2">5. How to initiate configuration for a component ?</text:p>
      <text:p text:style-name="P17">- Create the module directory.</text:p>
      <text:p text:style-name="P17">- Create the required registration.php file</text:p>
      <text:p text:style-name="P17">- Create the module.xml configuration file</text:p>
      <text:p text:style-name="P17">- Create the default.xml layout configuration file</text:p>
      <text:p text:style-name="P17">- Add new block declaration under the “content” container in the default.xml file</text:p>
      <text:p text:style-name="P17">- Create new script.phtml file</text:p>
      <text:p text:style-name="P17">- Add HTML markup with the data-bind attribute and scope name for the UI Component</text:p>
      <text:p text:style-name="P17">- Add UI component configuration via text/x-magento-init script</text:p>
      <text:p text:style-name="P17">- Create new JavaScript part of the UI Component in the component.js file</text:p>
      <text:p text:style-name="P17">- Enable module by running bin/magento module:enable command</text:p>
      <text:p text:style-name="P17">- Install module by running bin/magento setup:upgrade command</text:p>
      <text:p text:style-name="P1"><text:span text:style-name="T2">6. What is VirtualType in </text:span><text:a xlink:type="simple" xlink:href="https://www.dropbox.com/referrer_cleansing_redirect?hmac=ZOQttj08d1dYjOSadcLD8NcZ4L3jBwLyF1RdrXghGx4%3D&amp;url=http%3A%2F%2Fdi.xml%3F" office:target-frame-name="_blank" xlink:show="new" text:style-name="Internet_20_link" text:visited-style-name="Visited_20_Internet_20_Link"><text:span text:style-name="T2">di.xml?</text:span></text:a><text:span text:style-name="T2"> Can we use a data provider class implementation instead of VirtualType ?</text:span></text:p>
      <text:p text:style-name="P17">- The VirtualType allows inserting different dependencies into the existing classes but not making any change to other classes. </text:p>
      <text:p text:style-name="P17">- Yes, we can use a <text:s/>data <text:s/>provider <text:s/>class <text:s/>implementation <text:s/>instead <text:s/>of <text:s/>VirtualType.</text:p>
      <text:p text:style-name="P18"><text:soft-page-break/><text:span text:style-name="T14">7. What is the difference between custom EAV attributes and extension attributes</text:span>? </text:p>
      <text:p text:style-name="P18"><text:span text:style-name="T14">-Custom attributes are a subset of EAV attributes. </text:span>Objects that use EAV attributes typically store values in several MySQL tables. </text:p>
      <text:p text:style-name="P18"><text:span text:style-name="T14">-Extension attributes. They are used </text:span><text:span text:style-name="T15">to</text:span><text:span text:style-name="T14"> extend functionality and often use more complex data types than custom attributes. These attributes do not appear in the Magento Admin. </text:span>Individual fields that are defined as extension attributes can be restricted, based on existing permissions. <text:span text:style-name="T14">This only works for extension attributes. </text:span></text:p>
      <text:p text:style-name="P4">8. How to customize UI component template? </text:p>
      <text:p text:style-name="P7">- Create a form with UI component file </text:p>
      <text:p text:style-name="P9"><text:span text:style-name="T12">- </text:span>Add a fieldset with code block </text:p>
      <text:p text:style-name="P9">- Set a template for this block</text:p>
      <text:p text:style-name="P9"><text:span text:style-name="T16">- Create a file and implement HTML code to display in the fieldset.</text:span></text:p>
      <text:p text:style-name="P9"><text:span text:style-name="T12">9. How to customize </text:span>a JS component (any JS module or component UI JS) ? </text:p>
      <text:p text:style-name="P10"><text:span text:style-name="T12">- </text:span>Place the custom component source file in one of the following locations:</text:p>
      <text:p text:style-name="P5"><text:span text:style-name="T2"><text:s text:c="3"/>+ Your theme JS files: </text:span><text:span text:style-name="Source_20_Text"><text:span text:style-name="T2">&lt;theme_dir&gt;/web/js</text:span></text:span><text:span text:style-name="T2"> or </text:span><text:span text:style-name="Source_20_Text"><text:span text:style-name="T2">&lt;theme_dir&gt;/&lt;VendorName&gt;_&lt;ModuleName&gt;/web/js</text:span></text:span><text:span text:style-name="T2">. In this case the component is available in your theme and its </text:span><text:span text:style-name="T21">child_themes </text:span></text:p>
      <text:p text:style-name="P5"><text:span text:style-name="T2"><text:s text:c="2"/>+ Your module view JS files: </text:span><text:span text:style-name="Source_20_Text"><text:span text:style-name="T2">&lt;module_dir&gt;/view/frontend/web/js</text:span></text:span><text:span text:style-name="T2">. In this case the component is available in all modules and themes.</text:span></text:p>
      <text:p text:style-name="P11"><text:span text:style-name="T2">- Optionally, in the corresponding module or theme, create a </text:span><text:span text:style-name="Source_20_Text"><text:span text:style-name="T2">requirejs-config.js</text:span></text:span><text:span text:style-name="T2"> configuration file, if it does not yet exist there and set path for your resource.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08:33:42.435444184</meta:creation-date>
    <dc:date>2018-07-16T16:20:24.558485273</dc:date>
    <meta:editing-duration>PT5H42M57S</meta:editing-duration>
    <meta:editing-cycles>24</meta:editing-cycles>
    <meta:generator>LibreOffice/5.1.6.2$Linux_X86_64 LibreOffice_project/10m0$Build-2</meta:generator>
    <meta:document-statistic meta:table-count="0" meta:image-count="0" meta:object-count="0" meta:page-count="3" meta:paragraph-count="61" meta:word-count="579" meta:character-count="3783" meta:non-whitespace-character-count="3174"/>
  </office:meta>
</office:document-meta>
</file>